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5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ite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ed beamers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outlet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mx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imm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olid state relay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rotection circuitry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outlet boxe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unting cas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3/02/2015</text:date>, <text:time>12:3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2:34:39</meta:creation-date>
    <dc:date>2015-03-02T12:37:03</dc:date>
    <meta:editing-duration>PT2M24S</meta:editing-duration>
    <meta:editing-cycles>1</meta:editing-cycles>
    <meta:document-statistic meta:table-count="3" meta:cell-count="25" meta:object-count="0"/>
    <meta:generator>OpenOffice/4.0.1$Unix OpenOffice.org_project/401m5$Build-9714</meta:generator>
  </office:meta>
</office:document-meta>
</file>